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募集要項にある、親和性があるゲーム内容を入れる</text:p>
      <text:p text:style-name="P1"/>
      <text:p text:style-name="P1">リーダー経験は先に、こういうリーダーのこともやる</text:p>
      <text:p text:style-name="P1"/>
      <text:p text:style-name="P1"/>
      <text:p text:style-name="P1">これまでの経験をもっとアピールする内容　</text:p>
      <text:p text:style-name="P1">具体的に↓</text:p>
      <text:p text:style-name="P1"/>
      <text:p text:style-name="P1">歓迎スキルを具体的に絡ませて、アピールできるように</text:p>
      <text:p text:style-name="P1"/>
      <text:p text:style-name="P1">狙い撃ちするぐらいのあざとくてもよい</text:p>
      <text:p text:style-name="P1"/>
      <text:p text:style-name="P1"/>
      <text:p text:style-name="P1">具体的に内容が直結する文章</text:p>
      <text:p text:style-name="P1"/>
      <text:p text:style-name="P1">周囲と力を合わせてみたいなことを</text:p>
      <text:p text:style-name="P1"/>
      <text:p text:style-name="P1"/>
      <text:p text:style-name="P1">退職理由を前向きに受け止めて、いいきっかけと思い退職を決意しました</text:p>
      <text:p text:style-name="P1"/>
      <text:p text:style-name="P1"/>
      <text:p text:style-name="P1">何ができるかが重要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宮脇 秀則</meta:initial-creator>
    <meta:creation-date>2024-10-16T15:26:16.08</meta:creation-date>
    <dc:date>2024-10-16T15:44:08.81</dc:date>
    <dc:creator>宮脇 秀則</dc:creator>
    <meta:editing-duration>PT17M5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93" meta:character-count="186"/>
  </office:meta>
</office:document-meta>
</file>